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fo:padding="0.071cm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KN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LTI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_R</text:p>
          </table:table-cell>
          <table:table-cell office:value-type="string" calcext:value-type="string">
            <text:p>SIF1</text:p>
          </table:table-cell>
          <table:table-cell office:value-type="string" calcext:value-type="string">
            <text:p>SIF2</text:p>
          </table:table-cell>
          <table:table-cell office:value-type="string" calcext:value-type="string">
            <text:p>SIF3</text:p>
          </table:table-cell>
          <table:table-cell office:value-type="string" calcext:value-type="string">
            <text:p>QUAL</text:p>
          </table:table-cell>
          <table:table-cell office:value-type="string" calcext:value-type="string">
            <text:p>SITO</text:p>
          </table:table-cell>
        </table:table-row>
        <table:table-row table:style-name="ro1">
          <table:table-cell/>
          <table:table-cell office:value-type="float" office:value="185354" calcext:value-type="float">
            <text:p>185354</text:p>
          </table:table-cell>
          <table:table-cell office:value-type="string" calcext:value-type="string">
            <text:p>LL013</text:p>
          </table:table-cell>
          <table:table-cell office:value-type="float" office:value="13" calcext:value-type="float">
            <text:p>13</text:p>
          </table:table-cell>
          <table:table-cell office:value-type="float" office:value="-14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530" calcext:value-type="float">
            <text:p>190530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2" calcext:value-type="float">
            <text:p>-132</text:p>
          </table:table-cell>
          <table:table-cell office:value-type="float" office:value="-28" calcext:value-type="float">
            <text:p>-28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530" calcext:value-type="float">
            <text:p>190530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2" calcext:value-type="float">
            <text:p>-132</text:p>
          </table:table-cell>
          <table:table-cell office:value-type="float" office:value="-28" calcext:value-type="float">
            <text:p>-28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538" calcext:value-type="float">
            <text:p>190538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3" calcext:value-type="float">
            <text:p>-133</text:p>
          </table:table-cell>
          <table:table-cell office:value-type="float" office:value="-24" calcext:value-type="float">
            <text:p>-2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538" calcext:value-type="float">
            <text:p>190538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3" calcext:value-type="float">
            <text:p>-133</text:p>
          </table:table-cell>
          <table:table-cell office:value-type="float" office:value="-24" calcext:value-type="float">
            <text:p>-24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542" calcext:value-type="float">
            <text:p>190542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3" calcext:value-type="float">
            <text:p>-133</text:p>
          </table:table-cell>
          <table:table-cell office:value-type="float" office:value="-24" calcext:value-type="float">
            <text:p>-2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542" calcext:value-type="float">
            <text:p>190542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3" calcext:value-type="float">
            <text:p>-133</text:p>
          </table:table-cell>
          <table:table-cell office:value-type="float" office:value="-24" calcext:value-type="float">
            <text:p>-24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554" calcext:value-type="float">
            <text:p>190554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2" calcext:value-type="float">
            <text:p>-132</text:p>
          </table:table-cell>
          <table:table-cell office:value-type="float" office:value="-27" calcext:value-type="float">
            <text:p>-27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554" calcext:value-type="float">
            <text:p>190554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2" calcext:value-type="float">
            <text:p>-132</text:p>
          </table:table-cell>
          <table:table-cell office:value-type="float" office:value="-27" calcext:value-type="float">
            <text:p>-27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607" calcext:value-type="float">
            <text:p>190607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4" calcext:value-type="float">
            <text:p>-134</text:p>
          </table:table-cell>
          <table:table-cell office:value-type="float" office:value="-24" calcext:value-type="float">
            <text:p>-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607" calcext:value-type="float">
            <text:p>190607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4" calcext:value-type="float">
            <text:p>-134</text:p>
          </table:table-cell>
          <table:table-cell office:value-type="float" office:value="-24" calcext:value-type="float">
            <text:p>-2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630" calcext:value-type="float">
            <text:p>190630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4" calcext:value-type="float">
            <text:p>-134</text:p>
          </table:table-cell>
          <table:table-cell office:value-type="float" office:value="-23" calcext:value-type="float">
            <text:p>-23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630" calcext:value-type="float">
            <text:p>190630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4" calcext:value-type="float">
            <text:p>-134</text:p>
          </table:table-cell>
          <table:table-cell office:value-type="float" office:value="-23" calcext:value-type="float">
            <text:p>-23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653" calcext:value-type="float">
            <text:p>190653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5" calcext:value-type="float">
            <text:p>-135</text:p>
          </table:table-cell>
          <table:table-cell office:value-type="float" office:value="-21" calcext:value-type="float">
            <text:p>-2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653" calcext:value-type="float">
            <text:p>190653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5" calcext:value-type="float">
            <text:p>-135</text:p>
          </table:table-cell>
          <table:table-cell office:value-type="float" office:value="-21" calcext:value-type="float">
            <text:p>-2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717" calcext:value-type="float">
            <text:p>190717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6" calcext:value-type="float">
            <text:p>-136</text:p>
          </table:table-cell>
          <table:table-cell office:value-type="float" office:value="-19" calcext:value-type="float">
            <text:p>-1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717" calcext:value-type="float">
            <text:p>190717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6" calcext:value-type="float">
            <text:p>-136</text:p>
          </table:table-cell>
          <table:table-cell office:value-type="float" office:value="-19" calcext:value-type="float">
            <text:p>-1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729" calcext:value-type="float">
            <text:p>190729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7" calcext:value-type="float">
            <text:p>-137</text:p>
          </table:table-cell>
          <table:table-cell office:value-type="float" office:value="-18" calcext:value-type="float">
            <text:p>-1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729" calcext:value-type="float">
            <text:p>190729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7" calcext:value-type="float">
            <text:p>-137</text:p>
          </table:table-cell>
          <table:table-cell office:value-type="float" office:value="18" calcext:value-type="float">
            <text:p>18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828" calcext:value-type="float">
            <text:p>190828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9" calcext:value-type="float">
            <text:p>-139</text:p>
          </table:table-cell>
          <table:table-cell office:value-type="float" office:value="-12" calcext:value-type="float">
            <text:p>-1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840" calcext:value-type="float">
            <text:p>190840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39" calcext:value-type="float">
            <text:p>-139</text:p>
          </table:table-cell>
          <table:table-cell office:value-type="float" office:value="-11" calcext:value-type="float">
            <text:p>-1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852" calcext:value-type="float">
            <text:p>190852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0" calcext:value-type="float">
            <text:p>-140</text:p>
          </table:table-cell>
          <table:table-cell office:value-type="float" office:value="-10" calcext:value-type="float">
            <text:p>-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904" calcext:value-type="float">
            <text:p>190904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0" calcext:value-type="float">
            <text:p>-140</text:p>
          </table:table-cell>
          <table:table-cell office:value-type="float" office:value="-9" calcext:value-type="float">
            <text:p>-9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927" calcext:value-type="float">
            <text:p>190927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1" calcext:value-type="float">
            <text:p>-141</text:p>
          </table:table-cell>
          <table:table-cell office:value-type="float" office:value="-6" calcext:value-type="float">
            <text:p>-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0939" calcext:value-type="float">
            <text:p>190939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1" calcext:value-type="float">
            <text:p>-141</text:p>
          </table:table-cell>
          <table:table-cell office:value-type="float" office:value="-5" calcext:value-type="float">
            <text:p>-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003" calcext:value-type="float">
            <text:p>191003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2" calcext:value-type="float">
            <text:p>-142</text:p>
          </table:table-cell>
          <table:table-cell office:value-type="float" office:value="-3" calcext:value-type="float">
            <text:p>-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027" calcext:value-type="float">
            <text:p>191027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3" calcext:value-type="float">
            <text:p>-143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034" calcext:value-type="float">
            <text:p>191034</text:p>
          </table:table-cell>
          <table:table-cell office:value-type="string" calcext:value-type="string">
            <text:p>LL013</text:p>
          </table:table-cell>
          <table:table-cell office:value-type="float" office:value="13" calcext:value-type="float">
            <text:p>13</text:p>
          </table:table-cell>
          <table:table-cell office:value-type="float" office:value="-142" calcext:value-type="float">
            <text:p>-14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102" calcext:value-type="float">
            <text:p>191102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5" calcext:value-type="float">
            <text:p>-145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114" calcext:value-type="float">
            <text:p>191114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5" calcext:value-type="float">
            <text:p>-145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115" calcext:value-type="float">
            <text:p>191115</text:p>
          </table:table-cell>
          <table:table-cell office:value-type="string" calcext:value-type="string">
            <text:p>LL013</text:p>
          </table:table-cell>
          <table:table-cell office:value-type="float" office:value="13" calcext:value-type="float">
            <text:p>13</text:p>
          </table:table-cell>
          <table:table-cell office:value-type="float" office:value="-144" calcext:value-type="float">
            <text:p>-144</text:p>
          </table:table-cell>
          <table:table-cell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122" calcext:value-type="float">
            <text:p>191122</text:p>
          </table:table-cell>
          <table:table-cell office:value-type="string" calcext:value-type="string">
            <text:p>LL013</text:p>
          </table:table-cell>
          <table:table-cell office:value-type="float" office:value="13" calcext:value-type="float">
            <text:p>13</text:p>
          </table:table-cell>
          <table:table-cell office:value-type="float" office:value="-144" calcext:value-type="float">
            <text:p>-144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126" calcext:value-type="float">
            <text:p>191126</text:p>
          </table:table-cell>
          <table:table-cell office:value-type="string" calcext:value-type="string">
            <text:p>LL013</text:p>
          </table:table-cell>
          <table:table-cell office:value-type="float" office:value="13" calcext:value-type="float">
            <text:p>13</text:p>
          </table:table-cell>
          <table:table-cell office:value-type="float" office:value="-144" calcext:value-type="float">
            <text:p>-144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138" calcext:value-type="float">
            <text:p>191138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5" calcext:value-type="float">
            <text:p>-145</text:p>
          </table:table-cell>
          <table:table-cell office:value-type="float" office:value="5" calcext:value-type="float">
            <text:p>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201" calcext:value-type="float">
            <text:p>191201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7" calcext:value-type="float">
            <text:p>-147</text:p>
          </table:table-cell>
          <table:table-cell office:value-type="float" office:value="7" calcext:value-type="float">
            <text:p>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225" calcext:value-type="float">
            <text:p>191225</text:p>
          </table:table-cell>
          <table:table-cell office:value-type="string" calcext:value-type="string">
            <text:p>LG457</text:p>
          </table:table-cell>
          <table:table-cell office:value-type="float" office:value="57" calcext:value-type="float">
            <text:p>57</text:p>
          </table:table-cell>
          <table:table-cell office:value-type="float" office:value="-148" calcext:value-type="float">
            <text:p>-148</text:p>
          </table:table-cell>
          <table:table-cell office:value-type="float" office:value="9" calcext:value-type="float">
            <text:p>9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249" calcext:value-type="float">
            <text:p>191249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49" calcext:value-type="float">
            <text:p>-149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312" calcext:value-type="float">
            <text:p>191312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0" calcext:value-type="float">
            <text:p>-150</text:p>
          </table:table-cell>
          <table:table-cell office:value-type="float" office:value="14" calcext:value-type="float">
            <text:p>14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324" calcext:value-type="float">
            <text:p>191324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0" calcext:value-type="float">
            <text:p>-150</text:p>
          </table:table-cell>
          <table:table-cell office:value-type="float" office:value="15" calcext:value-type="float">
            <text:p>1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400" calcext:value-type="float">
            <text:p>191400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1" calcext:value-type="float">
            <text:p>-151</text:p>
          </table:table-cell>
          <table:table-cell office:value-type="float" office:value="17" calcext:value-type="float">
            <text:p>1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412" calcext:value-type="float">
            <text:p>191412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2" calcext:value-type="float">
            <text:p>-152</text:p>
          </table:table-cell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435" calcext:value-type="float">
            <text:p>191435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2" calcext:value-type="float">
            <text:p>-152</text:p>
          </table:table-cell>
          <table:table-cell office:value-type="float" office:value="20" calcext:value-type="float">
            <text:p>2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447" calcext:value-type="float">
            <text:p>191447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3" calcext:value-type="float">
            <text:p>-153</text:p>
          </table:table-cell>
          <table:table-cell office:value-type="float" office:value="21" calcext:value-type="float">
            <text:p>21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459" calcext:value-type="float">
            <text:p>191459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3" calcext:value-type="float">
            <text:p>-153</text:p>
          </table:table-cell>
          <table:table-cell office:value-type="float" office:value="22" calcext:value-type="float">
            <text:p>2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523" calcext:value-type="float">
            <text:p>191523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4" calcext:value-type="float">
            <text:p>-154</text:p>
          </table:table-cell>
          <table:table-cell office:value-type="float" office:value="25" calcext:value-type="float">
            <text:p>2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535" calcext:value-type="float">
            <text:p>191535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4" calcext:value-type="float">
            <text:p>-154</text:p>
          </table:table-cell>
          <table:table-cell office:value-type="float" office:value="26" calcext:value-type="float">
            <text:p>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546" calcext:value-type="float">
            <text:p>191546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5" calcext:value-type="float">
            <text:p>-155</text:p>
          </table:table-cell>
          <table:table-cell office:value-type="float" office:value="27" calcext:value-type="float">
            <text:p>2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622" calcext:value-type="float">
            <text:p>191622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5" calcext:value-type="float">
            <text:p>-155</text:p>
          </table:table-cell>
          <table:table-cell office:value-type="float" office:value="30" calcext:value-type="float">
            <text:p>3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658" calcext:value-type="float">
            <text:p>191658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6" calcext:value-type="float">
            <text:p>-156</text:p>
          </table:table-cell>
          <table:table-cell office:value-type="float" office:value="34" calcext:value-type="float">
            <text:p>3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757" calcext:value-type="float">
            <text:p>191757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8" calcext:value-type="float">
            <text:p>-158</text:p>
          </table:table-cell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809" calcext:value-type="float">
            <text:p>191809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8" calcext:value-type="float">
            <text:p>-158</text:p>
          </table:table-cell>
          <table:table-cell office:value-type="float" office:value="41" calcext:value-type="float">
            <text:p>4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821" calcext:value-type="float">
            <text:p>191821</text:p>
          </table:table-cell>
          <table:table-cell office:value-type="string" calcext:value-type="string">
            <text:p>LL457</text:p>
          </table:table-cell>
          <table:table-cell office:value-type="float" office:value="57" calcext:value-type="float">
            <text:p>57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937" calcext:value-type="float">
            <text:p>191937</text:p>
          </table:table-cell>
          <table:table-cell office:value-type="string" calcext:value-type="string">
            <text:p>LL013</text:p>
          </table:table-cell>
          <table:table-cell office:value-type="float" office:value="13" calcext:value-type="float">
            <text:p>13</text:p>
          </table:table-cell>
          <table:table-cell office:value-type="float" office:value="-160" calcext:value-type="float">
            <text:p>-160</text:p>
          </table:table-cell>
          <table:table-cell office:value-type="float" office:value="48" calcext:value-type="float">
            <text:p>4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1947" calcext:value-type="float">
            <text:p>191947</text:p>
          </table:table-cell>
          <table:table-cell office:value-type="string" calcext:value-type="string">
            <text:p>LL013</text:p>
          </table:table-cell>
          <table:table-cell office:value-type="float" office:value="13" calcext:value-type="float">
            <text:p>13</text:p>
          </table:table-cell>
          <table:table-cell office:value-type="float" office:value="-161" calcext:value-type="float">
            <text:p>-161</text:p>
          </table:table-cell>
          <table:table-cell office:value-type="float" office:value="48" calcext:value-type="float">
            <text:p>4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031" calcext:value-type="float">
            <text:p>192031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64" calcext:value-type="float">
            <text:p>-164</text:p>
          </table:table-cell>
          <table:table-cell office:value-type="float" office:value="54" calcext:value-type="float">
            <text:p>5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043" calcext:value-type="float">
            <text:p>192043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65" calcext:value-type="float">
            <text:p>-165</text:p>
          </table:table-cell>
          <table:table-cell office:value-type="float" office:value="54" calcext:value-type="float">
            <text:p>5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142" calcext:value-type="float">
            <text:p>192142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68" calcext:value-type="float">
            <text:p>-168</text:p>
          </table:table-cell>
          <table:table-cell office:value-type="float" office:value="59" calcext:value-type="float">
            <text:p>5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154" calcext:value-type="float">
            <text:p>192154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69" calcext:value-type="float">
            <text:p>-169</text:p>
          </table:table-cell>
          <table:table-cell office:value-type="float" office:value="60" calcext:value-type="float">
            <text:p>6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206" calcext:value-type="float">
            <text:p>192206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69" calcext:value-type="float">
            <text:p>-169</text:p>
          </table:table-cell>
          <table:table-cell office:value-type="float" office:value="61" calcext:value-type="float">
            <text:p>6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218" calcext:value-type="float">
            <text:p>192218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70" calcext:value-type="float">
            <text:p>-170</text:p>
          </table:table-cell>
          <table:table-cell office:value-type="float" office:value="62" calcext:value-type="float">
            <text:p>6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317" calcext:value-type="float">
            <text:p>192317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73" calcext:value-type="float">
            <text:p>-173</text:p>
          </table:table-cell>
          <table:table-cell office:value-type="float" office:value="66" calcext:value-type="float">
            <text:p>66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404" calcext:value-type="float">
            <text:p>192404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76" calcext:value-type="float">
            <text:p>-176</text:p>
          </table:table-cell>
          <table:table-cell office:value-type="float" office:value="70" calcext:value-type="float">
            <text:p>7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452" calcext:value-type="float">
            <text:p>192452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78" calcext:value-type="float">
            <text:p>-178</text:p>
          </table:table-cell>
          <table:table-cell office:value-type="float" office:value="74" calcext:value-type="float">
            <text:p>74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503" calcext:value-type="float">
            <text:p>192503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79" calcext:value-type="float">
            <text:p>-179</text:p>
          </table:table-cell>
          <table:table-cell office:value-type="float" office:value="75" calcext:value-type="float">
            <text:p>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527" calcext:value-type="float">
            <text:p>192527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80" calcext:value-type="float">
            <text:p>-180</text:p>
          </table:table-cell>
          <table:table-cell office:value-type="float" office:value="78" calcext:value-type="float">
            <text:p>7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615" calcext:value-type="float">
            <text:p>192615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82" calcext:value-type="float">
            <text:p>-182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626" calcext:value-type="float">
            <text:p>192626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82" calcext:value-type="float">
            <text:p>-182</text:p>
          </table:table-cell>
          <table:table-cell office:value-type="float" office:value="83" calcext:value-type="float">
            <text:p>8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650" calcext:value-type="float">
            <text:p>192650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83" calcext:value-type="float">
            <text:p>-183</text:p>
          </table:table-cell>
          <table:table-cell office:value-type="float" office:value="86" calcext:value-type="float">
            <text:p>86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702" calcext:value-type="float">
            <text:p>192702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83" calcext:value-type="float">
            <text:p>-183</text:p>
          </table:table-cell>
          <table:table-cell office:value-type="float" office:value="87" calcext:value-type="float">
            <text:p>8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714" calcext:value-type="float">
            <text:p>192714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83" calcext:value-type="float">
            <text:p>-183</text:p>
          </table:table-cell>
          <table:table-cell office:value-type="float" office:value="88" calcext:value-type="float">
            <text:p>8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356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726" calcext:value-type="float">
            <text:p>192726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83" calcext:value-type="float">
            <text:p>-183</text:p>
          </table:table-cell>
          <table:table-cell office:value-type="float" office:value="89" calcext:value-type="float">
            <text:p>89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737" calcext:value-type="float">
            <text:p>192737</text:p>
          </table:table-cell>
          <table:table-cell office:value-type="string" calcext:value-type="string">
            <text:p>GA421</text:p>
          </table:table-cell>
          <table:table-cell office:value-type="float" office:value="21" calcext:value-type="float">
            <text:p>21</text:p>
          </table:table-cell>
          <table:table-cell office:value-type="float" office:value="-184" calcext:value-type="float">
            <text:p>-184</text:p>
          </table:table-cell>
          <table:table-cell office:value-type="float" office:value="91" calcext:value-type="float">
            <text:p>9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801" calcext:value-type="float">
            <text:p>192801</text:p>
          </table:table-cell>
          <table:table-cell office:value-type="string" calcext:value-type="string">
            <text:p>LG465</text:p>
          </table:table-cell>
          <table:table-cell office:value-type="float" office:value="65" calcext:value-type="float">
            <text:p>65</text:p>
          </table:table-cell>
          <table:table-cell office:value-type="float" office:value="-185" calcext:value-type="float">
            <text:p>-185</text:p>
          </table:table-cell>
          <table:table-cell office:value-type="float" office:value="93" calcext:value-type="float">
            <text:p>9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813" calcext:value-type="float">
            <text:p>192813</text:p>
          </table:table-cell>
          <table:table-cell office:value-type="string" calcext:value-type="string">
            <text:p>LG456</text:p>
          </table:table-cell>
          <table:table-cell office:value-type="float" office:value="56" calcext:value-type="float">
            <text:p>56</text:p>
          </table:table-cell>
          <table:table-cell office:value-type="float" office:value="-185" calcext:value-type="float">
            <text:p>-185</text:p>
          </table:table-cell>
          <table:table-cell office:value-type="float" office:value="94" calcext:value-type="float">
            <text:p>9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825" calcext:value-type="float">
            <text:p>192825</text:p>
          </table:table-cell>
          <table:table-cell office:value-type="string" calcext:value-type="string">
            <text:p>LG456</text:p>
          </table:table-cell>
          <table:table-cell office:value-type="float" office:value="56" calcext:value-type="float">
            <text:p>56</text:p>
          </table:table-cell>
          <table:table-cell office:value-type="float" office:value="-186" calcext:value-type="float">
            <text:p>-186</text:p>
          </table:table-cell>
          <table:table-cell office:value-type="float" office:value="95" calcext:value-type="float">
            <text:p>95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  <table:table-row table:style-name="ro1">
          <table:table-cell/>
          <table:table-cell office:value-type="float" office:value="192837" calcext:value-type="float">
            <text:p>192837</text:p>
          </table:table-cell>
          <table:table-cell office:value-type="string" calcext:value-type="string">
            <text:p>LG456</text:p>
          </table:table-cell>
          <table:table-cell office:value-type="float" office:value="56" calcext:value-type="float">
            <text:p>56</text:p>
          </table:table-cell>
          <table:table-cell office:value-type="float" office:value="-187" calcext:value-type="float">
            <text:p>-187</text:p>
          </table:table-cell>
          <table:table-cell office:value-type="float" office:value="96" calcext:value-type="float">
            <text:p>9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334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3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P.BALL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L. </number:text>
      <number:number number:decimal-places="0" number:min-decimal-places="0" number:min-integer-digits="1" number:grouping="true"/>
    </number:number-style>
    <number:number-style style:name="N120">
      <number:text>-L. 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decimal-places="2" number:min-integer-digits="1" number:grouping="true"/>
    </number:number-style>
    <number:number-style style:name="N122">
      <number:text>-L. 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L.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2:09:54.991000000</meta:creation-date>
    <dc:date>2023-10-28T12:11:01.016000000</dc:date>
    <meta:editing-duration>PT1M6S</meta:editing-duration>
    <meta:editing-cycles>1</meta:editing-cycles>
    <meta:document-statistic meta:table-count="1" meta:cell-count="1156" meta:object-count="0"/>
    <meta:generator>LibreOffice/7.0.5.2$Windows_X86_64 LibreOffice_project/64390860c6cd0aca4beafafcfd84613dd9dfb63a</meta:generator>
  </office:meta>
</office:document-meta>
</file>